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Monospace" svg:font-family="Monospace"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Standard">
      <style:paragraph-properties fo:margin-left="0.5in" fo:margin-right="0in" fo:text-indent="0in" style:auto-text-indent="false"/>
      <style:text-properties style:text-underline-style="none" fo:font-weight="normal" style:font-weight-asian="normal" style:font-weight-complex="normal"/>
    </style:style>
    <style:style style:name="P7" style:family="paragraph" style:parent-style-name="Standard">
      <style:paragraph-properties fo:margin-left="0.5in" fo:margin-right="0in" fo:text-indent="0in" style:auto-text-indent="false">
        <style:tab-stops/>
      </style:paragraph-properties>
      <style:text-properties style:text-underline-style="none" fo:font-weight="normal" style:font-weight-asian="normal" style:font-weight-complex="normal"/>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3">
      <style:text-properties style:text-line-through-style="solid"/>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list-style-name="L4">
      <style:text-properties style:text-underline-style="none" fo:font-weight="normal" style:font-weight-asian="normal" style:font-weight-complex="normal"/>
    </style:style>
    <style:style style:name="P14" style:family="paragraph" style:parent-style-name="Standard" style:list-style-name="L6">
      <style:text-properties style:text-underline-style="none" fo:font-weight="normal" style:font-weight-asian="normal" style:font-weight-complex="normal"/>
    </style:style>
    <style:style style:name="P15" style:family="paragraph" style:parent-style-name="Standard" style:list-style-name="L7">
      <style:text-properties style:text-underline-style="none" fo:font-weight="normal" style:font-weight-asian="normal" style:font-weight-complex="normal"/>
    </style:style>
    <style:style style:name="P16" style:family="paragraph" style:parent-style-name="Standard" style:list-style-name="L8">
      <style:text-properties style:text-underline-style="none" fo:font-weight="normal" style:font-weight-asian="normal" style:font-weight-complex="normal"/>
    </style:style>
    <style:style style:name="P17" style:family="paragraph" style:parent-style-name="Standard" style:list-style-name="L5">
      <style:text-properties style:text-underline-style="solid" style:text-underline-width="auto" style:text-underline-color="font-color" fo:font-weight="normal" style:font-weight-asian="normal" style:font-weight-complex="normal"/>
    </style:style>
    <style:style style:name="P18" style:family="paragraph" style:parent-style-name="Standard" style:list-style-name="L5">
      <style:paragraph-properties fo:margin-left="0.5in" fo:margin-right="0in" fo:text-indent="0in" style:auto-text-indent="false">
        <style:tab-stops/>
      </style:paragraph-properties>
      <style:text-properties style:text-underline-style="none" fo:font-weight="normal" style:font-weight-asian="normal" style:font-weight-complex="normal"/>
    </style:style>
    <style:style style:name="P19" style:family="paragraph" style:parent-style-name="Standard" style:list-style-name="L5">
      <style:paragraph-properties fo:margin-left="0in" fo:margin-right="0in" fo:text-indent="0in" style:auto-text-indent="false">
        <style:tab-stops/>
      </style:paragraph-properties>
      <style:text-properties style:text-underline-style="none" fo:font-weight="normal" style:font-weight-asian="normal" style:font-weight-complex="normal"/>
    </style:style>
    <style:style style:name="P20" style:family="paragraph" style:parent-style-name="Heading_20_3">
      <style:paragraph-properties fo:break-before="page"/>
    </style:style>
    <style:style style:name="P21" style:family="paragraph" style:parent-style-name="Text_20_body">
      <style:paragraph-properties fo:margin-top="0in" fo:margin-bottom="0in"/>
    </style:style>
    <style:style style:name="P22" style:family="paragraph" style:parent-style-name="Text_20_body" style:list-style-name="L9">
      <style:paragraph-properties fo:margin-top="0in" fo:margin-bottom="0in"/>
    </style:style>
    <style:style style:name="T1" style:family="text">
      <style:text-properties fo:color="#008080"/>
    </style:style>
    <style:style style:name="T2" style:family="text">
      <style:text-properties fo:color="#008080" style:font-name="Monospace" fo:font-size="10pt" style:font-name-asian="Monospace" style:font-size-asian="10pt" style:font-name-complex="Monospace" style:font-size-complex="10pt"/>
    </style:style>
    <style:style style:name="T3" style:family="text">
      <style:text-properties fo:color="#3f7f7f"/>
    </style:style>
    <style:style style:name="T4" style:family="text">
      <style:text-properties fo:color="#3f7f7f" style:font-name="Monospace" fo:font-size="10pt" style:font-name-asian="Monospace" style:font-size-asian="10pt" style:font-name-complex="Monospace" style:font-size-complex="10pt"/>
    </style:style>
    <style:style style:name="T5" style:family="text">
      <style:text-properties fo:color="#000000"/>
    </style:style>
    <style:style style:name="T6" style:family="text">
      <style:text-properties fo:color="#7f007f"/>
    </style:style>
    <style:style style:name="T7" style:family="text">
      <style:text-properties fo:color="#2a00ff" fo:font-style="italic" style:font-style-asian="italic" style:font-style-complex="italic"/>
    </style:style>
    <style:style style:name="T8" style:family="text">
      <style:text-properties fo:color="#3f5fbf"/>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on Physical file organization</text:p>
      <text:p text:style-name="Standard">Linux:</text:p>
      <text:p text:style-name="Standard">start script <text:s/>(or link to the start script) in /usr/local/bin</text:p>
      <text:p text:style-name="Standard">application files in /usr/local/akm</text:p>
      <text:p text:style-name="Standard"><text:tab/>data/<text:tab/><text:tab/>- GeoIP db, xml files (?)</text:p>
      <text:p text:style-name="Standard"><text:tab/>icons/<text:tab/><text:tab/>- all icons (games, toolbar, etc.)</text:p>
      <text:p text:style-name="Standard"><text:tab/>images/<text:tab/>- all non-icon images (maps, application, etc.)</text:p>
      <text:p text:style-name="Standard"><text:tab/>bin/<text:tab/><text:tab/>- jar files</text:p>
      <text:p text:style-name="Standard"><text:tab/>bin/resources<text:tab/>- maybe application specific resources(??) like resource bundles</text:p>
      <text:p text:style-name="Standard"/>
      <text:p text:style-name="Standard">user-defined options/preferences in ~/.akm</text:p>
      <text:p text:style-name="Standard"/>
      <text:p text:style-name="Standard"/>
      <text:p text:style-name="Standard">Windows:</text:p>
      <text:p text:style-name="Standard">Install in <text:a xlink:type="simple" xlink:href="/C:/Program">C:\Program</text:a> Files\All Knowing Mind\</text:p>
      <text:p text:style-name="Standard"><text:tab/>data\</text:p>
      <text:p text:style-name="Standard"><text:tab/>icons\</text:p>
      <text:p text:style-name="Standard"><text:tab/>images\</text:p>
      <text:p text:style-name="Standard"><text:tab/>bin\<text:tab/><text:tab/>- jar files, startup files</text:p>
      <text:p text:style-name="Standard"><text:tab/>bin\resources</text:p>
      <text:p text:style-name="Standard"/>
      <text:p text:style-name="Standard">user-defined options/preferences in <text:a xlink:type="simple" xlink:href="/C:/Documents">C:\Documents</text:a> and Settings\~\Application Data\All Knowing Mind\</text:p>
      <text:p text:style-name="Standard"/>
      <text:p text:style-name="Standard"/>
      <text:p text:style-name="Standard">Read configuration from config files.</text:p>
      <text:list xml:id="list1387416047" text:style-name="L1">
        <text:list-item>
          <text:p text:style-name="P8">Games supported</text:p>
        </text:list-item>
        <text:list-item>
          <text:p text:style-name="P8">Configured games</text:p>
        </text:list-item>
        <text:list-item>
          <text:p text:style-name="P8">Platform-specific config (e.g. - language)</text:p>
        </text:list-item>
        <text:list-item>
          <text:p text:style-name="P8">User preferences</text:p>
        </text:list-item>
      </text:list>
      <text:p text:style-name="Standard"/>
      <text:p text:style-name="Standard">Make multi-lingual: read all text elements from language-specific resource files. <text:s/>Need language translations for:</text:p>
      <text:list xml:id="list751699668" text:style-name="L2">
        <text:list-item>
          <text:p text:style-name="P9">Spanish</text:p>
        </text:list-item>
        <text:list-item>
          <text:p text:style-name="P9">Italian</text:p>
        </text:list-item>
        <text:list-item>
          <text:p text:style-name="P9">Russian</text:p>
        </text:list-item>
        <text:list-item>
          <text:p text:style-name="P9">German</text:p>
        </text:list-item>
        <text:list-item>
          <text:p text:style-name="P9">French</text:p>
        </text:list-item>
        <text:list-item>
          <text:p text:style-name="P9">Portuguese</text:p>
        </text:list-item>
        <text:list-item>
          <text:p text:style-name="P9">Swedish</text:p>
        </text:list-item>
        <text:list-item>
          <text:p text:style-name="P9">Danish</text:p>
        </text:list-item>
      </text:list>
      <text:p text:style-name="Standard"/>
      <text:p text:style-name="P1">Features to be added</text:p>
      <text:p text:style-name="Standard"/>
      <text:list xml:id="list241937840" text:style-name="L3">
        <text:list-item>
          <text:p text:style-name="P10">Create set up application/classes to create usergames.xml and userprefs.xml.</text:p>
        </text:list-item>
        <text:list-item>
          <text:p text:style-name="P10">Allow games to not have any mods and mods to not have any game types (as with Nexuiz).</text:p>
        </text:list-item>
        <text:list-item>
          <text:p text:style-name="P11">Connect to selected server</text:p>
        </text:list-item>
        <text:list-item>
          <text:p text:style-name="P11">Minimize to tray</text:p>
        </text:list-item>
        <text:list-item>
          <text:p text:style-name="P10">Store server passwords</text:p>
        </text:list-item>
        <text:list-item>
          <text:p text:style-name="P10">Server triggers (automatically connect to specified server when a given condition is met. <text:s/>This <text:soft-page-break/>automatically disables (but doesn't delete) other triggers.</text:p>
          <text:list>
            <text:list-item>
              <text:p text:style-name="P10">specific map</text:p>
            </text:list-item>
            <text:list-item>
              <text:p text:style-name="P10">minimum # players</text:p>
            </text:list-item>
            <text:list-item>
              <text:p text:style-name="P10">an open slot is available ((max_clients – private_slots) - player_count &gt; 0), or (max_clients – player_count &gt; 0) if password is known</text:p>
            </text:list-item>
          </text:list>
        </text:list-item>
        <text:list-item>
          <text:p text:style-name="P10">Column ordering and selection (display/hide).</text:p>
        </text:list-item>
        <text:list-item>
          <text:p text:style-name="P10">Configured/installed games stored in XML file.</text:p>
        </text:list-item>
        <text:list-item>
          <text:p text:style-name="P10">Extending sorting to Unknown servers.</text:p>
        </text:list-item>
        <text:list-item>
          <text:p text:style-name="P10">Games configuration</text:p>
        </text:list-item>
        <text:list-item>
          <text:p text:style-name="P10">Application configuration</text:p>
        </text:list-item>
        <text:list-item>
          <text:p text:style-name="P10">Toolbar configuration</text:p>
        </text:list-item>
        <text:list-item>
          <text:p text:style-name="P10">Server stats (like xqf)</text:p>
        </text:list-item>
        <text:list-item>
          <text:p text:style-name="P10">User-defined folders</text:p>
        </text:list-item>
        <text:list-item>
          <text:p text:style-name="P10">Find LAN games</text:p>
        </text:list-item>
        <text:list-item>
          <text:p text:style-name="P10">Add/manipulate servers not found in main listing</text:p>
        </text:list-item>
        <text:list-item>
          <text:p text:style-name="P10">Add UT2K3/4</text:p>
        </text:list-item>
        <text:list-item>
          <text:p text:style-name="P10">Add Battlefield games</text:p>
        </text:list-item>
        <text:list-item>
          <text:p text:style-name="P10">Add Half-Life games (HL/HL2/Counterstrike/Fortress)</text:p>
        </text:list-item>
        <text:list-item>
          <text:p text:style-name="P10">Add other Q3-based games (Jedi Knight, CoD, etc.)</text:p>
        </text:list-item>
        <text:list-item>
          <text:p text:style-name="P10">Add Quake and Quake 2, plus their mods</text:p>
        </text:list-item>
        <text:list-item>
          <text:p text:style-name="P10">Filters for games/mods. <text:s/>For example, allow creation of a filter for ETQW that will only display ranked servers.</text:p>
        </text:list-item>
        <text:list-item>
          <text:p text:style-name="P10">Main server display should show game/mod-specific server info <text:s/>instead of generic/Q3-inspired data shown currently. <text:s/>Allow user to configure the server information that is displayed on a game/mod basis.</text:p>
        </text:list-item>
      </text:list>
      <text:p text:style-name="Standard"/>
      <text:p text:style-name="Standard"/>
      <text:p text:style-name="Standard">For mods that don't provide team information (for team games) provide option to allow user to put players on teams (red, blue, spectator) and keep these assignments across server queries. <text:s/>User can still change them, however.</text:p>
      <text:p text:style-name="Standard"/>
      <text:p text:style-name="Standard"/>
      <text:p text:style-name="Standard">Configured games are stored in usergames.xml. <text:s/>The format is below. <text:s/>This file is built by the application. <text:s/>When run, the app tries to load usergames.xml. <text:s/>If it can't be found, the file is created. <text:s/>The app tries to find all supported games and automatically sets them up for display. </text:p>
      <text:p text:style-name="Standard"/>
      <text:p text:style-name="Standard">usergames.xml</text:p>
      <text:p text:style-name="Standard"/>
      <text:p text:style-name="P4"><text:span text:style-name="T1">&lt;</text:span><text:span text:style-name="T3">usergames</text:span><text:span text:style-name="T1">&gt;</text:span></text:p>
      <text:p text:style-name="P4"><text:span text:style-name="T5"><text:tab/></text:span><text:span text:style-name="T1">&lt;</text:span><text:span text:style-name="T3">game</text:span> <text:span text:style-name="T6">id</text:span><text:span text:style-name="T5">=</text:span><text:span text:style-name="T7">"q3a"</text:span><text:span text:style-name="T1">&gt;</text:span><text:span text:style-name="T5"><text:tab/></text:span><text:span text:style-name="T8">&lt;!-- This matches the game ID from games.xml --&gt;</text:span></text:p>
      <text:p text:style-name="P4"><text:span text:style-name="T5"><text:tab/><text:tab/></text:span><text:span text:style-name="T1">&lt;</text:span><text:span text:style-name="T3">displaygame</text:span><text:span text:style-name="T1">&gt;</text:span><text:span text:style-name="T5">true</text:span><text:span text:style-name="T1">&lt;/</text:span><text:span text:style-name="T3">displaygame</text:span><text:span text:style-name="T1">&gt;</text:span></text:p>
      <text:p text:style-name="P4"><text:span text:style-name="T5"><text:tab/><text:tab/></text:span><text:span text:style-name="T1">&lt;</text:span><text:span text:style-name="T3">gameinstalled</text:span><text:span text:style-name="T1">&gt;</text:span><text:span text:style-name="T5">true</text:span><text:span text:style-name="T1">&lt;/</text:span><text:span text:style-name="T3">gameinstalled</text:span><text:span text:style-name="T1">&gt;</text:span></text:p>
      <text:p text:style-name="P4"><text:span text:style-name="T5"><text:tab/><text:tab/></text:span><text:span text:style-name="T1">&lt;</text:span><text:span text:style-name="T3">workingdir</text:span><text:span text:style-name="T1">&gt;</text:span><text:span text:style-name="T5">C:\Program Files\Quake III Arena</text:span><text:span text:style-name="T1">&lt;/</text:span><text:span text:style-name="T3">workingdir</text:span><text:span text:style-name="T1">&gt;</text:span></text:p>
      <text:p text:style-name="P4"><text:span text:style-name="T5"><text:tab/><text:tab/></text:span><text:span text:style-name="T1">&lt;</text:span><text:span text:style-name="T3">startcommand</text:span><text:span text:style-name="T1">&gt;</text:span><text:span text:style-name="T5">C:\Program Files\Quake III Arena\quake3.exe +connect ${ipaddr}:${port}</text:span><text:span text:style-name="T1">&lt;/</text:span><text:span text:style-name="T3">startcommand</text:span><text:span text:style-name="T1">&gt;</text:span></text:p>
      <text:p text:style-name="P4"><text:span text:style-name="T5"><text:tab/><text:tab/></text:span><text:span text:style-name="T1">&lt;</text:span><text:span text:style-name="T3">folder</text:span> <text:span text:style-name="T6">name</text:span><text:span text:style-name="T5">=</text:span><text:span text:style-name="T7">"Favorites"</text:span><text:span text:style-name="T1">&gt;</text:span></text:p>
      <text:p text:style-name="P4"><text:span text:style-name="T5"><text:tab/><text:tab/><text:tab/></text:span><text:span text:style-name="T1">&lt;</text:span><text:span text:style-name="T3">server</text:span><text:span text:style-name="T1">&gt;</text:span></text:p>
      <text:p text:style-name="P4"><text:span text:style-name="T5"><text:tab/><text:tab/><text:tab/><text:tab/></text:span><text:span text:style-name="T1">&lt;</text:span><text:span text:style-name="T3">address</text:span><text:span text:style-name="T1">&gt;</text:span><text:span text:style-name="T5">192.168.2.42</text:span><text:span text:style-name="T1">&lt;/</text:span><text:span text:style-name="T3">address</text:span><text:span text:style-name="T1">&gt;</text:span></text:p>
      <text:p text:style-name="P4"><text:span text:style-name="T5"><text:tab/><text:tab/><text:tab/><text:tab/></text:span><text:span text:style-name="T1">&lt;</text:span><text:span text:style-name="T3">port</text:span><text:span text:style-name="T1">&gt;</text:span><text:span text:style-name="T5">27960</text:span><text:span text:style-name="T1">&lt;/</text:span><text:span text:style-name="T3">port</text:span><text:span text:style-name="T1">&gt;</text:span></text:p>
      <text:p text:style-name="P4"><text:span text:style-name="T5"><text:tab/><text:tab/><text:tab/><text:tab/></text:span><text:span text:style-name="T1">&lt;</text:span><text:span text:style-name="T3">hostname</text:span><text:span text:style-name="T1">&gt;</text:span><text:span text:style-name="T5">The Blood Pit</text:span><text:span text:style-name="T1">&lt;/</text:span><text:span text:style-name="T3">hostname</text:span><text:span text:style-name="T1">&gt;</text:span></text:p>
      <text:p text:style-name="P4"><text:span text:style-name="T5"><text:tab/><text:tab/><text:tab/></text:span><text:span text:style-name="T1">&lt;/</text:span><text:span text:style-name="T3">server</text:span><text:span text:style-name="T1">&gt;</text:span></text:p>
      <text:p text:style-name="P4"><text:soft-page-break/><text:span text:style-name="T5"><text:tab/><text:tab/></text:span><text:span text:style-name="T1">&lt;/</text:span><text:span text:style-name="T3">folder</text:span><text:span text:style-name="T1">&gt;</text:span></text:p>
      <text:p text:style-name="P4"><text:span text:style-name="T5"><text:tab/><text:tab/></text:span><text:span text:style-name="T1">&lt;</text:span><text:span text:style-name="T3">mod</text:span> <text:span text:style-name="T6">id</text:span><text:span text:style-name="T5">=</text:span><text:span text:style-name="T7">"baseq3"</text:span><text:span text:style-name="T1">&gt;</text:span><text:span text:style-name="T5"><text:tab/></text:span><text:span text:style-name="T8">&lt;!-- This matches the mod ID from games.xml --&gt;</text:span></text:p>
      <text:p text:style-name="P4"><text:span text:style-name="T5"><text:tab/><text:tab/><text:tab/></text:span><text:span text:style-name="T1">&lt;</text:span><text:span text:style-name="T3">displaymod</text:span><text:span text:style-name="T1">&gt;</text:span><text:span text:style-name="T5">true</text:span><text:span text:style-name="T1">&lt;/</text:span><text:span text:style-name="T3">displaymod</text:span><text:span text:style-name="T1">&gt;</text:span></text:p>
      <text:p text:style-name="P4"><text:span text:style-name="T5"><text:tab/><text:tab/><text:tab/></text:span><text:span text:style-name="T1">&lt;</text:span><text:span text:style-name="T3">modinstalled</text:span><text:span text:style-name="T1">&gt;</text:span><text:span text:style-name="T5">true</text:span><text:span text:style-name="T1">&lt;/</text:span><text:span text:style-name="T3">modinstalled</text:span><text:span text:style-name="T1">&gt;</text:span></text:p>
      <text:p text:style-name="P4"><text:span text:style-name="T5"><text:tab/><text:tab/><text:tab/></text:span><text:span text:style-name="T1">&lt;</text:span><text:span text:style-name="T3">modparm</text:span><text:span text:style-name="T1">&gt;</text:span><text:span text:style-name="T5">+set fsgame ${modid}</text:span><text:span text:style-name="T1">&lt;/</text:span><text:span text:style-name="T3">modparm</text:span><text:span text:style-name="T1">&gt;</text:span></text:p>
      <text:p text:style-name="P4"><text:span text:style-name="T5"><text:tab/><text:tab/></text:span><text:span text:style-name="T1">&lt;/</text:span><text:span text:style-name="T3">mod</text:span><text:span text:style-name="T1">&gt;</text:span></text:p>
      <text:p text:style-name="P4"><text:span text:style-name="T5"><text:tab/><text:tab/></text:span><text:span text:style-name="T1">&lt;</text:span><text:span text:style-name="T3">mod</text:span> <text:span text:style-name="T6">id</text:span><text:span text:style-name="T5">=</text:span><text:span text:style-name="T7">"osp"</text:span><text:span text:style-name="T1">&gt;</text:span></text:p>
      <text:p text:style-name="P4"><text:span text:style-name="T5"><text:tab/><text:tab/><text:tab/></text:span><text:span text:style-name="T1">&lt;</text:span><text:span text:style-name="T3">displaymod</text:span><text:span text:style-name="T1">&gt;</text:span><text:span text:style-name="T5">true</text:span><text:span text:style-name="T1">&lt;/</text:span><text:span text:style-name="T3">displaymod</text:span><text:span text:style-name="T1">&gt;</text:span></text:p>
      <text:p text:style-name="P4"><text:span text:style-name="T5"><text:tab/><text:tab/><text:tab/></text:span><text:span text:style-name="T1">&lt;</text:span><text:span text:style-name="T3">modinstalled</text:span><text:span text:style-name="T1">&gt;</text:span><text:span text:style-name="T5">true</text:span><text:span text:style-name="T1">&lt;/</text:span><text:span text:style-name="T3">modinstalled</text:span><text:span text:style-name="T1">&gt;</text:span></text:p>
      <text:p text:style-name="P4"><text:span text:style-name="T5"><text:tab/><text:tab/><text:tab/></text:span><text:span text:style-name="T1">&lt;</text:span><text:span text:style-name="T3">modparm</text:span><text:span text:style-name="T1">&gt;</text:span><text:span text:style-name="T5">+set fsgame ${modid}</text:span><text:span text:style-name="T1">&lt;/</text:span><text:span text:style-name="T3">modparm</text:span><text:span text:style-name="T1">&gt;</text:span></text:p>
      <text:p text:style-name="P4"><text:span text:style-name="T5"><text:tab/><text:tab/></text:span><text:span text:style-name="T1">&lt;/</text:span><text:span text:style-name="T3">mod</text:span><text:span text:style-name="T1">&gt;</text:span></text:p>
      <text:p text:style-name="P4"><text:span text:style-name="T5"><text:tab/></text:span><text:span text:style-name="T1">&lt;/</text:span><text:span text:style-name="T3">game</text:span><text:span text:style-name="T1">&gt;</text:span></text:p>
      <text:p text:style-name="P5"><text:span text:style-name="T2">&lt;/</text:span><text:span text:style-name="T4">usergames</text:span><text:span text:style-name="T2">&gt;</text:span></text:p>
      <text:p text:style-name="Standard"/>
      <text:p text:style-name="Standard"/>
      <text:p text:style-name="Standard">Game Tree Layout</text:p>
      <text:p text:style-name="Standard"/>
      <text:p text:style-name="Standard">Game</text:p>
      <text:p text:style-name="Standard"><text:tab/>Folder</text:p>
      <text:p text:style-name="Standard"><text:tab/>Folder</text:p>
      <text:p text:style-name="Standard"><text:tab/>Folder [LAN Servers]</text:p>
      <text:p text:style-name="Standard"><text:tab/>Mod</text:p>
      <text:p text:style-name="Standard"><text:tab/><text:tab/>Game Type</text:p>
      <text:p text:style-name="Standard"><text:tab/><text:tab/>Game Type</text:p>
      <text:p text:style-name="Standard"><text:tab/><text:tab/>Game Type</text:p>
      <text:p text:style-name="Standard"><text:tab/>Mod</text:p>
      <text:p text:style-name="Standard"><text:tab/><text:tab/>Game Type</text:p>
      <text:p text:style-name="Standard"><text:tab/><text:tab/>Game Type</text:p>
      <text:p text:style-name="Standard">Game</text:p>
      <text:p text:style-name="Standard"><text:tab/>[...]</text:p>
      <text:p text:style-name="Standard"/>
      <text:p text:style-name="Standard"/>
      <text:p text:style-name="Standard">Under each tree item is a list of zero or more servers.</text:p>
      <text:p text:style-name="Standard"/>
      <text:p text:style-name="P2">Building game tree</text:p>
      <text:p text:style-name="Standard"><text:tab/>Comes straight from games.xml and usergames.xml. <text:s/>Only display games and mods that have the &lt;configured&gt; entity set to “true”.</text:p>
      <text:p text:style-name="Standard"><text:tab/>Add any folders specified in usergames.xml.</text:p>
      <text:p text:style-name="Standard"/>
      <text:p text:style-name="P2">Building server list from master</text:p>
      <text:p text:style-name="P3"><text:tab/>A game object is a member of each server. <text:s/>Is the mod information needed for display (because it won't always be available as with folders, and all servers won't necessarily belong to a mod)? <text:s/>Check the gametree selection code to see why it needs to know the selected game and see if it needs to know the current mod given that the associated game is now an attribute of each server.</text:p>
      <text:p text:style-name="P3"/>
      <text:p text:style-name="P2">Updating usergames.xml</text:p>
      <text:p text:style-name="P3"><text:tab/>Any user modifications that change game settings requires the software to automatically update usergames.xml. <text:s/>These changes include:</text:p>
      <text:list xml:id="list1210182247" text:style-name="L4">
        <text:list-item>
          <text:p text:style-name="P13">Adding or deleting folders</text:p>
        </text:list-item>
        <text:list-item>
          <text:p text:style-name="P13">Adding or deleting servers from folders</text:p>
        </text:list-item>
        <text:list-item>
          <text:p text:style-name="P13">Adding or deleting friends</text:p>
        </text:list-item>
      </text:list>
      <text:p text:style-name="P3"><text:soft-page-break/></text:p>
      <text:p text:style-name="P3"/>
      <text:p text:style-name="P3">Start up</text:p>
      <text:p text:style-name="P3"/>
      <text:p text:style-name="P3">Store baseline versions of games.xml and defaultgames.xml</text:p>
      <text:p text:style-name="P3"/>
      <text:p text:style-name="P3">Cases:</text:p>
      <text:p text:style-name="P3"/>
      <text:list xml:id="list1208323008" text:style-name="L5">
        <text:list-item>
          <text:p text:style-name="P17">Missing usergames.xml, but games.xml is present and is valid</text:p>
        </text:list-item>
      </text:list>
      <text:p text:style-name="P6">Ask user to find installed games.</text:p>
      <text:p text:style-name="P6">Build usergames.xml from the baseline files. <text:s/></text:p>
      <text:p text:style-name="P3"/>
      <text:list xml:id="list422467330" text:continue-numbering="true" text:style-name="L5">
        <text:list-item>
          <text:p text:style-name="P17">Missing games.xml, but usergames.xml is present and is valid</text:p>
        </text:list-item>
      </text:list>
      <text:p text:style-name="P6">If usergames.xml is valid, copy games.xml from baseline. <text:s/></text:p>
      <text:p text:style-name="P6">Delete any games from usergames.xml that are not present in games.xml</text:p>
      <text:p text:style-name="P6"/>
      <text:list xml:id="list763757424" text:continue-numbering="true" text:style-name="L5">
        <text:list-item>
          <text:p text:style-name="P17">Both usergames.xml and games.xml are missing</text:p>
          <text:p text:style-name="P18">Copy games.xml from baseline.</text:p>
        </text:list-item>
      </text:list>
      <text:p text:style-name="P6">Ask user to find installed games.</text:p>
      <text:p text:style-name="P7">Build usergames.xml from the baseline files. <text:s/></text:p>
      <text:list xml:id="list637428854" text:continue-numbering="true" text:style-name="L5">
        <text:list-header>
          <text:p text:style-name="P19"/>
        </text:list-header>
        <text:list-item>
          <text:p text:style-name="P17">Corrupt usergames.xml, games.xml is present and valid</text:p>
        </text:list-item>
        <text:list-item>
          <text:p text:style-name="P17">Corrupt games.xml, usergames.xml is present and valid</text:p>
        </text:list-item>
        <text:list-item>
          <text:p text:style-name="P17">Version changed in usergames.xml</text:p>
        </text:list-item>
        <text:list-item>
          <text:p text:style-name="P17">Version changed in games.xml</text:p>
        </text:list-item>
      </text:list>
      <text:p text:style-name="P3"/>
      <text:p text:style-name="P3"/>
      <text:p text:style-name="P3"/>
      <text:p text:style-name="P3"/>
      <text:h text:style-name="Heading_20_2" text:outline-level="2">LAN Servers</text:h>
      <text:p text:style-name="P3">Add a new query to find all servers on the LAN.</text:p>
      <text:list xml:id="list592304472" text:style-name="L6">
        <text:list-item>
          <text:p text:style-name="P14">Send out a broadcast, see what response is returned. <text:s/>(What would that broadcast message look like?)</text:p>
        </text:list-item>
      </text:list>
      <text:p text:style-name="P3"/>
      <text:p text:style-name="P3">Add ability to add servers directly to folders.</text:p>
      <text:list xml:id="list1322323290" text:style-name="L7">
        <text:list-item>
          <text:p text:style-name="P15">Prompt user for IP address and port.</text:p>
        </text:list-item>
        <text:list-item>
          <text:p text:style-name="P15">Query the server, populate the server information.</text:p>
        </text:list-item>
      </text:list>
      <text:p text:style-name="P3"/>
      <text:h text:style-name="Heading_20_3" text:outline-level="3">Build process</text:h>
      <text:list xml:id="list763906865" text:style-name="L9">
        <text:list-item>
          <text:p text:style-name="P22">Create deployment directories for all targets (OS/arch) – win/i386, linux/i386, linux/amd64</text:p>
        </text:list-item>
        <text:list-item>
          <text:p text:style-name="P22">Copy needed jar files to deployment areas (swt – os/arch specific, commons-cli, xmlenc)</text:p>
        </text:list-item>
        <text:list-item>
          <text:p text:style-name="P22">Copy images and icons to each target area</text:p>
          <text:list>
            <text:list-item>
              <text:p text:style-name="P22">Copy flag gif files to each area</text:p>
            </text:list-item>
            <text:list-item>
              <text:p text:style-name="P22">Copy icons to each area (target specific)</text:p>
            </text:list-item>
            <text:list-item>
              <text:p text:style-name="P22">Copy misc icons to each area (target specific)</text:p>
            </text:list-item>
            <text:list-item>
              <text:p text:style-name="P22">Copy toolbar icons to each area (target specific)</text:p>
            </text:list-item>
            <text:list-item>
              <text:p text:style-name="P22"><text:soft-page-break/>Copy images to each area (target specific)</text:p>
            </text:list-item>
            <text:list-item>
              <text:p text:style-name="P22">Copy map images to each area</text:p>
            </text:list-item>
          </text:list>
        </text:list-item>
        <text:list-item>
          <text:p text:style-name="P22">Copy documents to each area</text:p>
          <text:list>
            <text:list-item>
              <text:p text:style-name="P22">README.html</text:p>
            </text:list-item>
            <text:list-item>
              <text:p text:style-name="P22">CHANGELOG</text:p>
            </text:list-item>
            <text:list-item>
              <text:p text:style-name="P22">gpl_license.txt</text:p>
            </text:list-item>
          </text:list>
        </text:list-item>
        <text:list-item>
          <text:p text:style-name="P22">Copy data files to each area</text:p>
          <text:list>
            <text:list-item>
              <text:p text:style-name="P22">All DTD files</text:p>
            </text:list-item>
            <text:list-item>
              <text:p text:style-name="P22">OS-specific XML files (rename on copy)</text:p>
            </text:list-item>
            <text:list-item>
              <text:p text:style-name="P22">GeoIP.dat database</text:p>
            </text:list-item>
          </text:list>
        </text:list-item>
        <text:list-item>
          <text:p text:style-name="P22">Copy resources to target area – only copy language properties files, not AKM_options file.</text:p>
        </text:list-item>
        <text:list-item>
          <text:p text:style-name="P22">Copy OS-specific scripts to target root</text:p>
        </text:list-item>
        <text:list-item>
          <text:p text:style-name="P22">Build akm.jar and copy to each target</text:p>
        </text:list-item>
        <text:list-item>
          <text:p text:style-name="P22">Build install packages with IzPack/PackJacket</text:p>
        </text:list-item>
      </text:list>
      <text:p text:style-name="P21"/>
      <text:p text:style-name="P21"/>
      <text:h text:style-name="P20" text:outline-level="3">Installation</text:h>
      <text:p text:style-name="P3"/>
      <text:list xml:id="list1880032743" text:style-name="L8">
        <text:list-item>
          <text:p text:style-name="P16">Check for existing XML files. <text:s/>Back up usergames.xml and usergames.dtd if they exist. <text:s/></text:p>
        </text:list-item>
        <text:list-item>
          <text:p text:style-name="P16">Delete all XML and DTDs</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ospace" svg:font-family="Monospace"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umberland AMT" style:font-name-asian="Cumberland AMT" style:font-name-complex="Cumberland AM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creation-date>2008-10-04T09:30:23</meta:creation-date>
    <dc:date>2009-06-28T18:34:37</dc:date>
    <meta:editing-cycles>24</meta:editing-cycles>
    <meta:editing-duration>PT43H42M18S</meta:editing-duration>
    <meta:document-statistic meta:table-count="0" meta:image-count="0" meta:object-count="0" meta:page-count="6" meta:paragraph-count="160" meta:word-count="1023" meta:character-count="6744"/>
    <meta:user-defined meta:name="Info 1"/>
    <meta:user-defined meta:name="Info 2"/>
    <meta:user-defined meta:name="Info 3"/>
    <meta:user-defined meta:name="Info 4"/>
  </office:meta>
</office:document-meta>
</file>